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style:text-underline-style="solid" style:text-underline-width="auto" style:text-underline-color="font-color" officeooo:rsid="00108ef9" officeooo:paragraph-rsid="00108ef9" style:font-size-asian="52.5pt" style:font-size-complex="60pt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officeooo:rsid="00108ef9" officeooo:paragraph-rsid="00108ef9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none" officeooo:rsid="00293963" officeooo:paragraph-rsid="00293963" style:font-size-asian="18pt" style:font-size-complex="18pt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6pt" fo:font-style="italic" style:text-underline-style="none" fo:font-weight="bold" officeooo:rsid="00108ef9" officeooo:paragraph-rsid="00108ef9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6pt" fo:font-style="italic" style:text-underline-style="none" fo:font-weight="bold" officeooo:rsid="0010aab5" officeooo:paragraph-rsid="0010aab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style="normal" style:text-underline-style="none" fo:font-weight="normal" officeooo:rsid="0010aab5" officeooo:paragraph-rsid="0010aab5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style="normal" style:text-underline-style="none" fo:font-weight="normal" officeooo:rsid="00112409" officeooo:paragraph-rsid="00112409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style="italic" style:text-underline-style="none" fo:font-weight="bold" officeooo:rsid="00112409" officeooo:paragraph-rsid="00112409" fo:background-color="#ddddd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style="italic" style:text-underline-style="none" fo:font-weight="bold" officeooo:rsid="00122525" officeooo:paragraph-rsid="00122525" fo:background-color="#dddddd" style:font-size-asian="12.25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margin-left="0in" fo:margin-right="0in" fo:margin-top="0.0398in" fo:margin-bottom="0.0398in" loext:contextual-spacing="false" fo:text-align="start" style:justify-single-word="false" fo:text-indent="0in" style:auto-text-indent="false"/>
      <style:text-properties fo:font-size="14pt" fo:font-style="normal" style:text-underline-style="none" fo:font-weight="normal" officeooo:rsid="00112409" officeooo:paragraph-rsid="00112409" fo:background-color="#dddddd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.0398in" fo:margin-bottom="0.0398in" loext:contextual-spacing="false" fo:text-align="start" style:justify-single-word="false" fo:text-indent="0in" style:auto-text-indent="false"/>
      <style:text-properties fo:font-size="14pt" fo:font-style="italic" style:text-underline-style="none" fo:font-weight="bold" officeooo:rsid="00112409" officeooo:paragraph-rsid="00112409" fo:background-color="#dddddd" style:font-size-asian="12.25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margin-left="0in" fo:margin-right="0in" fo:margin-top="0.0398in" fo:margin-bottom="0.0398in" loext:contextual-spacing="false" fo:text-align="start" style:justify-single-word="false" fo:text-indent="0in" style:auto-text-indent="false"/>
      <style:text-properties fo:font-size="14pt" fo:font-style="italic" style:text-underline-style="none" fo:font-weight="bold" officeooo:rsid="0012fbcc" officeooo:paragraph-rsid="0012fbcc" fo:background-color="#dddddd" style:font-size-asian="12.25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0507b" officeooo:paragraph-rsid="0020507b" fo:background-color="#dddddd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13ce8" officeooo:paragraph-rsid="00213ce8" fo:background-color="#dddddd" style:font-size-asian="12.25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1edf9" officeooo:paragraph-rsid="0021edf9" fo:background-color="#dddddd" style:font-size-asian="12.25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3a2fe" officeooo:paragraph-rsid="0023a2fe" fo:background-color="#dddddd" style:font-size-asian="12.25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margin-left="0in" fo:margin-right="0in" fo:margin-top="0.0398in" fo:margin-bottom="0.0398in" loext:contextual-spacing="false" fo:text-align="start" style:justify-single-word="false" fo:text-indent="0in" style:auto-text-indent="false"/>
      <style:text-properties fo:font-size="14pt" fo:font-style="italic" style:text-underline-style="none" fo:font-weight="bold" officeooo:rsid="00118fef" officeooo:paragraph-rsid="00118fef" fo:background-color="#dddddd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center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32pt" fo:font-style="italic" style:text-underline-style="solid" style:text-underline-width="auto" style:text-underline-color="font-color" fo:font-weight="bold" officeooo:rsid="00108ef9" officeooo:paragraph-rsid="001d8919" fo:background-color="#ffffff" style:font-size-asian="32pt" style:font-style-asian="italic" style:font-weight-asian="bold" style:font-size-complex="32pt" style:font-style-complex="italic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6pt" fo:font-style="italic" style:text-underline-style="none" fo:font-weight="bold" officeooo:rsid="00213ce8" officeooo:paragraph-rsid="00213ce8" fo:background-color="#ffffff" style:font-size-asian="14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0507b" officeooo:paragraph-rsid="0020507b" fo:background-color="#dddddd" style:font-size-asian="12.25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margin-left="0.2917in" fo:margin-right="0in" fo:margin-top="0.0398in" fo:margin-bottom="0.0398in" loext:contextual-spacing="false" fo:text-align="start" style:justify-single-word="false" fo:text-indent="0in" style:auto-text-indent="false"/>
      <style:text-properties fo:font-size="14pt" fo:font-style="normal" style:text-underline-style="none" fo:font-weight="normal" officeooo:rsid="00112409" officeooo:paragraph-rsid="00112409" fo:background-color="#dddddd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1e1d5c" officeooo:paragraph-rsid="001e1d5c" fo:background-color="#ffffff" style:font-size-asian="12.25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00d5d" officeooo:paragraph-rsid="00200d5d" fo:background-color="#ffffff" style:font-size-asian="12.25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0507b" officeooo:paragraph-rsid="00200d5d" fo:background-color="#ffffff" style:font-size-asian="12.25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1edf9" officeooo:paragraph-rsid="0021edf9" fo:background-color="#ffffff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32e9b" officeooo:paragraph-rsid="00232e9b" fo:background-color="#ffffff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0507b" officeooo:paragraph-rsid="0020507b" fo:background-color="#dddddd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13ce8" officeooo:paragraph-rsid="00213ce8" fo:background-color="#dddddd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1edf9" officeooo:paragraph-rsid="0021edf9" fo:background-color="#dddddd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32e9b" officeooo:paragraph-rsid="00232e9b" fo:background-color="#dddddd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3a2fe" officeooo:paragraph-rsid="0023a2fe" fo:background-color="#dddddd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3a2fe" officeooo:paragraph-rsid="0026ed50" fo:background-color="#dddddd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5b5c8" officeooo:paragraph-rsid="0025b5c8" fo:background-color="#dddddd" style:font-size-asian="12.25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paragraph-properties fo:margin-left="0.2917in" fo:margin-right="0in" fo:margin-top="0.0398in" fo:margin-bottom="0.0398in" loext:contextual-spacing="false" fo:text-align="start" style:justify-single-word="false" fo:text-indent="0in" style:auto-text-indent="false"/>
      <style:text-properties fo:font-size="12pt" fo:font-style="italic" style:text-underline-style="none" fo:font-weight="bold" officeooo:rsid="0012fbcc" officeooo:paragraph-rsid="0012fbcc" fo:background-color="#dddddd" style:font-size-asian="10.5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margin-left="0.2917in" fo:margin-right="0in" fo:margin-top="0in" fo:margin-bottom="0in" loext:contextual-spacing="false" fo:line-height="100%" fo:text-align="start" style:justify-single-word="false" fo:text-indent="0in" style:auto-text-indent="false"/>
      <style:text-properties fo:font-size="12pt" fo:font-style="italic" style:text-underline-style="none" fo:font-weight="bold" officeooo:rsid="00112409" officeooo:paragraph-rsid="00112409" fo:background-color="#dddddd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style:paragraph-properties fo:margin-left="0.2917in" fo:margin-right="0in" fo:margin-top="0in" fo:margin-bottom="0in" loext:contextual-spacing="false" fo:text-align="start" style:justify-single-word="false" fo:text-indent="0in" style:auto-text-indent="false"/>
      <style:text-properties fo:font-size="12pt" fo:font-style="italic" style:text-underline-style="none" fo:font-weight="bold" officeooo:rsid="00112409" officeooo:paragraph-rsid="00112409" fo:background-color="#ddddd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margin-left="0.2917in" fo:margin-right="0in" fo:margin-top="0in" fo:margin-bottom="0in" loext:contextual-spacing="false" fo:text-align="start" style:justify-single-word="false" fo:text-indent="0in" style:auto-text-indent="false"/>
      <style:text-properties fo:font-size="12pt" fo:font-style="italic" style:text-underline-style="none" fo:font-weight="bold" officeooo:rsid="00112409" officeooo:paragraph-rsid="00112409" fo:background-color="#dddddd" style:font-size-asian="10.5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paragraph-properties fo:margin-left="0.2917in" fo:margin-right="0in" fo:margin-top="0in" fo:margin-bottom="0in" loext:contextual-spacing="false" fo:text-align="start" style:justify-single-word="false" fo:text-indent="0in" style:auto-text-indent="false"/>
      <style:text-properties fo:font-size="12pt" fo:font-style="italic" style:text-underline-style="none" fo:font-weight="bold" officeooo:rsid="00118fef" officeooo:paragraph-rsid="00118fef" fo:background-color="#dddddd" style:font-size-asian="10.5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style:paragraph-properties fo:margin-left="0.2917in" fo:margin-right="0in" fo:margin-top="0in" fo:margin-bottom="0in" loext:contextual-spacing="false" fo:text-align="start" style:justify-single-word="false" fo:text-indent="0in" style:auto-text-indent="false"/>
      <style:text-properties fo:font-size="12pt" fo:font-style="italic" style:text-underline-style="none" fo:font-weight="bold" officeooo:rsid="00122525" officeooo:paragraph-rsid="00122525" fo:background-color="#dddddd" style:font-size-asian="10.5pt" style:font-style-asian="italic" style:font-weight-asian="bold" style:font-size-complex="12pt" style:font-style-complex="italic" style:font-weight-complex="bold"/>
    </style:style>
    <style:style style:name="P40" style:family="paragraph" style:parent-style-name="Standard" style:master-page-name="">
      <loext:graphic-properties draw:fill="none"/>
      <style:paragraph-properties fo:margin-left="0.0618in" fo:margin-right="0in" fo:margin-top="0.0398in" fo:margin-bottom="0.0398in" loext:contextual-spacing="false" fo:text-align="center" style:justify-single-word="false" fo:text-indent="-0.1252in" style:auto-text-indent="false" style:page-number="auto" fo:background-color="transparent">
        <style:tab-stops>
          <style:tab-stop style:position="0.0228in"/>
        </style:tab-stops>
      </style:paragraph-properties>
      <style:text-properties fo:font-size="32pt" fo:font-style="italic" style:text-underline-style="solid" style:text-underline-width="auto" style:text-underline-color="font-color" fo:font-weight="bold" officeooo:rsid="00108ef9" officeooo:paragraph-rsid="0013eb59" fo:background-color="#ffffff" style:font-size-asian="32pt" style:font-style-asian="italic" style:font-weight-asian="bold" style:font-size-complex="32pt" style:font-style-complex="italic" style:font-weight-complex="bold"/>
    </style:style>
    <style:style style:name="P41" style:family="paragraph" style:parent-style-name="Standard">
      <loext:graphic-properties draw:fill="none"/>
      <style:paragraph-properties fo:margin-left="0.0618in" fo:margin-right="0in" fo:margin-top="0.0398in" fo:margin-bottom="0.0398in" loext:contextual-spacing="false" fo:text-align="start" style:justify-single-word="false" fo:text-indent="-0.1252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solid" style:text-underline-width="auto" style:text-underline-color="font-color" fo:font-weight="bold" officeooo:rsid="001cec89" officeooo:paragraph-rsid="001cec89" fo:background-color="#dddddd" style:font-size-asian="12.25pt" style:font-style-asian="italic" style:font-weight-asian="bold" style:font-size-complex="14pt" style:font-style-complex="italic" style:font-weight-complex="bold"/>
    </style:style>
    <style:style style:name="P42" style:family="paragraph" style:parent-style-name="Standard">
      <loext:graphic-properties draw:fill="none"/>
      <style:paragraph-properties fo:margin-left="0.0618in" fo:margin-right="0in" fo:margin-top="0.0398in" fo:margin-bottom="0.0398in" loext:contextual-spacing="false" fo:text-align="start" style:justify-single-word="false" fo:text-indent="-0.1252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solid" style:text-underline-width="auto" style:text-underline-color="font-color" fo:font-weight="bold" officeooo:rsid="00151f11" officeooo:paragraph-rsid="001d8919" fo:background-color="#dddddd" style:font-size-asian="12.25pt" style:font-style-asian="italic" style:font-weight-asian="bold" style:font-size-complex="14pt" style:font-style-complex="italic" style:font-weight-complex="bold"/>
    </style:style>
    <style:style style:name="P43" style:family="paragraph" style:parent-style-name="Standard">
      <loext:graphic-properties draw:fill="none"/>
      <style:paragraph-properties fo:margin-left="0.0618in" fo:margin-right="0in" fo:margin-top="0.0398in" fo:margin-bottom="0.0398in" loext:contextual-spacing="false" fo:text-align="start" style:justify-single-word="false" fo:text-indent="-0.1252in" style:auto-text-indent="false" fo:background-color="transparent">
        <style:tab-stops>
          <style:tab-stop style:position="0.0228in"/>
        </style:tab-stops>
      </style:paragraph-properties>
      <style:text-properties fo:font-size="14pt" fo:font-style="normal" style:text-underline-style="solid" style:text-underline-width="auto" style:text-underline-color="font-color" fo:font-weight="normal" officeooo:rsid="00151f11" officeooo:paragraph-rsid="00151f11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.0618in" fo:margin-right="0in" fo:margin-top="0.0398in" fo:margin-bottom="0.0398in" loext:contextual-spacing="false" fo:text-align="start" style:justify-single-word="false" fo:text-indent="-0.1252in" style:auto-text-indent="false" fo:background-color="transparent">
        <style:tab-stops>
          <style:tab-stop style:position="0.0228in"/>
        </style:tab-stops>
      </style:paragraph-properties>
      <style:text-properties fo:font-size="14pt" fo:font-style="normal" style:text-underline-style="solid" style:text-underline-width="auto" style:text-underline-color="font-color" fo:font-weight="normal" officeooo:rsid="00151f11" officeooo:paragraph-rsid="00151f11" fo:background-color="#dddddd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.0618in" fo:margin-right="0in" fo:margin-top="0.0398in" fo:margin-bottom="0.0398in" loext:contextual-spacing="false" fo:text-align="start" style:justify-single-word="false" fo:text-indent="-0.1252in" style:auto-text-indent="false" fo:background-color="transparent">
        <style:tab-stops>
          <style:tab-stop style:position="0.0228in"/>
        </style:tab-stops>
      </style:paragraph-properties>
      <style:text-properties fo:font-size="16pt" fo:font-style="italic" style:text-underline-style="solid" style:text-underline-width="auto" style:text-underline-color="font-color" fo:font-weight="bold" officeooo:rsid="00151f11" officeooo:paragraph-rsid="001afe20" fo:background-color="#ffffff" style:font-size-asian="14pt" style:font-style-asian="italic" style:font-weight-asian="bold" style:font-size-complex="16pt" style:font-style-complex="italic" style:font-weight-complex="bold"/>
    </style:style>
    <style:style style:name="P46" style:family="paragraph" style:parent-style-name="Standard">
      <loext:graphic-properties draw:fill="none"/>
      <style:paragraph-properties fo:margin-left="0.0618in" fo:margin-right="0in" fo:margin-top="0.0398in" fo:margin-bottom="0.0398in" loext:contextual-spacing="false" fo:text-align="start" style:justify-single-word="false" fo:text-indent="-0.1252in" style:auto-text-indent="false" fo:background-color="transparent">
        <style:tab-stops>
          <style:tab-stop style:position="0.0228in"/>
        </style:tab-stops>
      </style:paragraph-properties>
      <style:text-properties fo:font-size="16pt" fo:font-style="italic" style:text-underline-style="none" fo:font-weight="bold" officeooo:rsid="001d8919" officeooo:paragraph-rsid="001d8919" fo:background-color="#ffffff" style:font-size-asian="16pt" style:font-style-asian="italic" style:font-weight-asian="bold" style:font-size-complex="16pt" style:font-style-complex="italic" style:font-weight-complex="bold"/>
    </style:style>
    <style:style style:name="P47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-0.1252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solid" style:text-underline-width="auto" style:text-underline-color="font-color" fo:font-weight="bold" officeooo:rsid="001661ec" officeooo:paragraph-rsid="001661ec" fo:background-color="#dddddd" style:font-size-asian="12.25pt" style:font-style-asian="italic" style:font-weight-asian="bold" style:font-size-complex="14pt" style:font-style-complex="italic" style:font-weight-complex="bold"/>
    </style:style>
    <style:style style:name="P48" style:family="paragraph" style:parent-style-name="Standard">
      <loext:graphic-properties draw:fill="none"/>
      <style:paragraph-properties fo:margin-left="0.0618in" fo:margin-right="0in" fo:margin-top="0.0398in" fo:margin-bottom="0.0398in" loext:contextual-spacing="false" fo:text-align="start" style:justify-single-word="false" fo:text-indent="-0.1866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solid" style:text-underline-width="auto" style:text-underline-color="font-color" fo:font-weight="bold" officeooo:rsid="00185975" officeooo:paragraph-rsid="00185975" fo:background-color="#dddddd" style:font-size-asian="12.25pt" style:font-style-asian="italic" style:font-weight-asian="bold" style:font-size-complex="14pt" style:font-style-complex="italic" style:font-weight-complex="bold"/>
    </style:style>
    <style:style style:name="P49" style:family="paragraph" style:parent-style-name="Standard" style:master-page-name="">
      <loext:graphic-properties draw:fill="none"/>
      <style:paragraph-properties fo:margin-left="0.0618in" fo:margin-right="0in" fo:margin-top="0.0398in" fo:margin-bottom="0.0398in" loext:contextual-spacing="false" fo:text-align="start" style:justify-single-word="false" fo:text-indent="-0.1866in" style:auto-text-indent="false" style:page-number="auto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solid" style:text-underline-width="auto" style:text-underline-color="font-color" fo:font-weight="bold" officeooo:rsid="001661ec" officeooo:paragraph-rsid="001661ec" fo:background-color="#dddddd" style:font-size-asian="12.25pt" style:font-style-asian="italic" style:font-weight-asian="bold" style:font-size-complex="14pt" style:font-style-complex="italic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32pt" style:text-underline-style="none" officeooo:rsid="00108ef9" officeooo:paragraph-rsid="00108ef9" style:font-size-asian="28pt" style:font-size-complex="32pt"/>
    </style:style>
    <style:style style:name="P51" style:family="paragraph" style:parent-style-name="Standard">
      <style:paragraph-properties fo:text-align="center" style:justify-single-word="false"/>
      <style:text-properties fo:font-size="32pt" style:text-underline-style="none" officeooo:rsid="002b5268" officeooo:paragraph-rsid="00108ef9" style:font-size-asian="28pt" style:font-size-complex="32pt"/>
    </style:style>
    <style:style style:name="P52" style:family="paragraph" style:parent-style-name="Standard">
      <style:paragraph-properties fo:text-align="center" style:justify-single-word="false"/>
      <style:text-properties fo:font-size="16pt" style:text-underline-style="none" officeooo:rsid="0002c7de" officeooo:paragraph-rsid="00108ef9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08ef9" officeooo:paragraph-rsid="00108ef9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style="normal" style:text-underline-style="none" fo:font-weight="normal" officeooo:rsid="0010aab5" officeooo:paragraph-rsid="00108ef9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style="normal" style:text-underline-style="none" fo:font-weight="normal" officeooo:rsid="00112409" officeooo:paragraph-rsid="00112409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style="normal" style:text-underline-style="none" fo:font-weight="normal" officeooo:rsid="00118fef" officeooo:paragraph-rsid="00118fef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style="normal" style:text-underline-style="none" fo:font-weight="normal" officeooo:rsid="00122525" officeooo:paragraph-rsid="00122525" fo:background-color="#dddddd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2pt" fo:font-style="normal" style:text-underline-style="none" fo:font-weight="normal" officeooo:rsid="00112409" officeooo:paragraph-rsid="00112409" fo:background-color="#ddddd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2pt" fo:font-style="normal" style:text-underline-style="none" fo:font-weight="normal" officeooo:rsid="00122525" officeooo:paragraph-rsid="00122525" fo:background-color="#dddddd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center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normal" style:text-underline-style="none" fo:font-weight="normal" officeooo:rsid="001cec89" officeooo:paragraph-rsid="001d8919" fo:background-color="#dddddd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5b5c8" officeooo:paragraph-rsid="0025b5c8" fo:background-color="#ffffff" style:font-size-asian="12.25pt" style:font-style-asian="italic" style:font-weight-asian="bold" style:font-size-complex="14pt" style:font-style-complex="italic" style:font-weight-complex="bold"/>
    </style:style>
    <style:style style:name="P62" style:family="paragraph" style:parent-style-name="Standard">
      <style:paragraph-properties fo:margin-left="0.2917in" fo:margin-right="0in" fo:margin-top="0.0398in" fo:margin-bottom="0.0398in" loext:contextual-spacing="false" fo:text-align="start" style:justify-single-word="false" fo:text-indent="0in" style:auto-text-indent="false"/>
      <style:text-properties fo:font-size="12pt" fo:font-style="normal" style:text-underline-style="none" fo:font-weight="normal" officeooo:rsid="00112409" officeooo:paragraph-rsid="00112409" fo:background-color="#dddddd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left="0.2917in" fo:margin-right="0in" fo:margin-top="0.0398in" fo:margin-bottom="0.0398in" loext:contextual-spacing="false" fo:text-align="start" style:justify-single-word="false" fo:text-indent="0in" style:auto-text-indent="false"/>
      <style:text-properties fo:font-size="12pt" fo:font-style="normal" style:text-underline-style="none" fo:font-weight="normal" officeooo:rsid="00118fef" officeooo:paragraph-rsid="00118fef" fo:background-color="#ddddd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left="0.2917in" fo:margin-right="0in" fo:margin-top="0.0398in" fo:margin-bottom="0.0398in" loext:contextual-spacing="false" fo:text-align="start" style:justify-single-word="false" fo:text-indent="0in" style:auto-text-indent="false"/>
      <style:text-properties fo:font-size="12pt" fo:font-style="normal" style:text-underline-style="none" fo:font-weight="normal" officeooo:rsid="0012fbcc" officeooo:paragraph-rsid="0012fbcc" fo:background-color="#dddddd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2pt" fo:font-style="normal" style:text-underline-style="none" fo:font-weight="normal" officeooo:rsid="0021edf9" officeooo:paragraph-rsid="0021edf9" fo:background-color="#ffffff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2pt" fo:font-style="normal" style:text-underline-style="none" fo:font-weight="normal" officeooo:rsid="00232e9b" officeooo:paragraph-rsid="00232e9b" fo:background-color="#ffffff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2pt" fo:font-style="normal" style:text-underline-style="none" fo:font-weight="normal" officeooo:rsid="0025b5c8" officeooo:paragraph-rsid="0023e7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ist_20_1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1e1d5c" officeooo:paragraph-rsid="001e1d5c" fo:background-color="#ffffff" style:font-size-asian="12.25pt" style:font-style-asian="italic" style:font-weight-asian="bold" style:font-size-complex="14pt" style:font-style-complex="italic" style:font-weight-complex="bold"/>
    </style:style>
    <style:style style:name="P69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1e1d5c" officeooo:paragraph-rsid="001e1d5c" fo:background-color="#dddddd" style:font-size-asian="12.25pt" style:font-style-asian="italic" style:font-weight-asian="bold" style:font-size-complex="14pt" style:font-style-complex="italic" style:font-weight-complex="bold"/>
    </style:style>
    <style:style style:name="P70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20507b" officeooo:paragraph-rsid="0020507b" fo:background-color="#dddddd" style:font-size-asian="12.25pt" style:font-style-asian="italic" style:font-weight-asian="bold" style:font-size-complex="14pt" style:font-style-complex="italic" style:font-weight-complex="bold"/>
    </style:style>
    <style:style style:name="P71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normal" style:text-underline-style="none" fo:font-weight="normal" officeooo:rsid="0020507b" officeooo:paragraph-rsid="0020507b" fo:background-color="#dddddd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normal" style:text-underline-style="none" fo:font-weight="normal" officeooo:rsid="0023a2fe" officeooo:paragraph-rsid="0023a2fe" fo:background-color="#dddddd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normal" style:text-underline-style="none" fo:font-weight="normal" officeooo:rsid="00232e9b" officeooo:paragraph-rsid="00232e9b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margin-left="0.2917in" fo:margin-right="0in" fo:margin-top="0in" fo:margin-bottom="0in" loext:contextual-spacing="false" fo:text-align="start" style:justify-single-word="false" fo:text-indent="0in" style:auto-text-indent="false"/>
      <style:text-properties fo:font-size="12pt" fo:font-style="normal" style:text-underline-style="none" fo:font-weight="normal" officeooo:rsid="0012fbcc" officeooo:paragraph-rsid="0012fbcc" fo:background-color="#dddddd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.0618in" fo:margin-right="0in" fo:margin-top="0.0398in" fo:margin-bottom="0.0398in" loext:contextual-spacing="false" fo:text-align="start" style:justify-single-word="false" fo:text-indent="-0.1252in" style:auto-text-indent="false" fo:background-color="transparent">
        <style:tab-stops>
          <style:tab-stop style:position="0.0228in"/>
        </style:tab-stops>
      </style:paragraph-properties>
      <style:text-properties fo:font-size="16pt" fo:font-style="normal" style:text-underline-style="solid" style:text-underline-width="auto" style:text-underline-color="font-color" fo:font-weight="normal" officeooo:rsid="0013eb59" officeooo:paragraph-rsid="00151f11" fo:background-color="#ffffff" style:font-size-asian="14pt" style:font-style-asian="normal" style:font-weight-asian="normal" style:font-size-complex="16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.0618in" fo:margin-right="0in" fo:margin-top="0.0398in" fo:margin-bottom="0.0398in" loext:contextual-spacing="false" fo:text-align="center" style:justify-single-word="false" fo:text-indent="-0.1252in" style:auto-text-indent="false" fo:background-color="transparent">
        <style:tab-stops>
          <style:tab-stop style:position="0.0228in"/>
        </style:tab-stops>
      </style:paragraph-properties>
      <style:text-properties fo:font-size="16pt" fo:font-style="normal" style:text-underline-style="solid" style:text-underline-width="auto" style:text-underline-color="font-color" fo:font-weight="normal" officeooo:rsid="001d8919" officeooo:paragraph-rsid="001d8919" fo:background-color="#ffffff" style:font-size-asian="14pt" style:font-style-asian="normal" style:font-weight-asian="normal" style:font-size-complex="16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.0618in" fo:margin-right="0in" fo:margin-top="0.0398in" fo:margin-bottom="0.0398in" loext:contextual-spacing="false" fo:text-align="start" style:justify-single-word="false" fo:text-indent="-0.1252in" style:auto-text-indent="false" fo:background-color="transparent">
        <style:tab-stops>
          <style:tab-stop style:position="0.0228in"/>
        </style:tab-stops>
      </style:paragraph-properties>
      <style:text-properties fo:font-size="16pt" fo:font-style="italic" style:text-underline-style="none" fo:font-weight="bold" officeooo:rsid="00151f11" officeooo:paragraph-rsid="00151f11" fo:background-color="#ffffff" style:font-size-asian="14pt" style:font-style-asian="italic" style:font-weight-asian="bold" style:font-size-complex="16pt" style:font-style-complex="italic" style:font-weight-complex="bold"/>
    </style:style>
    <style:style style:name="P78" style:family="paragraph" style:parent-style-name="Standard">
      <loext:graphic-properties draw:fill="none"/>
      <style:paragraph-properties fo:margin-left="0.0618in" fo:margin-right="0in" fo:margin-top="0.0398in" fo:margin-bottom="0.0398in" loext:contextual-spacing="false" fo:text-align="start" style:justify-single-word="false" fo:text-indent="-0.1252in" style:auto-text-indent="false" fo:background-color="transparent">
        <style:tab-stops>
          <style:tab-stop style:position="0.0228in"/>
        </style:tab-stops>
      </style:paragraph-properties>
      <style:text-properties fo:font-size="16pt" fo:font-style="italic" style:text-underline-style="none" fo:font-weight="bold" officeooo:rsid="001cec89" officeooo:paragraph-rsid="001afe20" fo:background-color="#ffffff" style:font-size-asian="14pt" style:font-style-asian="italic" style:font-weight-asian="bold" style:font-size-complex="16pt" style:font-style-complex="italic" style:font-weight-complex="bold"/>
    </style:style>
    <style:style style:name="P79" style:family="paragraph" style:parent-style-name="Standard">
      <loext:graphic-properties draw:fill="none"/>
      <style:paragraph-properties fo:margin-left="0.0618in" fo:margin-right="0in" fo:margin-top="0.0398in" fo:margin-bottom="0.0398in" loext:contextual-spacing="false" fo:text-align="start" style:justify-single-word="false" fo:text-indent="-0.1252in" style:auto-text-indent="false" fo:background-color="transparent">
        <style:tab-stops>
          <style:tab-stop style:position="0.0228in"/>
        </style:tab-stops>
      </style:paragraph-properties>
      <style:text-properties fo:font-size="14pt" fo:font-style="normal" style:text-underline-style="none" fo:font-weight="normal" officeooo:rsid="00151f11" officeooo:paragraph-rsid="00151f11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.0618in" fo:margin-right="0in" fo:margin-top="0.0398in" fo:margin-bottom="0.0398in" loext:contextual-spacing="false" fo:text-align="start" style:justify-single-word="false" fo:text-indent="-0.1252in" style:auto-text-indent="false" fo:background-color="transparent">
        <style:tab-stops>
          <style:tab-stop style:position="0.0228in"/>
        </style:tab-stops>
      </style:paragraph-properties>
      <style:text-properties fo:font-size="14pt" fo:font-style="normal" style:text-underline-style="none" fo:font-weight="normal" officeooo:rsid="001cec89" officeooo:paragraph-rsid="001cec89" fo:background-color="#dddddd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.0618in" fo:margin-right="0in" fo:margin-top="0.0398in" fo:margin-bottom="0.0398in" loext:contextual-spacing="false" fo:text-align="start" style:justify-single-word="false" fo:text-indent="-0.1252in" style:auto-text-indent="false" fo:background-color="transparent">
        <style:tab-stops>
          <style:tab-stop style:position="0.0228in"/>
        </style:tab-stops>
      </style:paragraph-properties>
      <style:text-properties fo:font-size="14pt" fo:font-style="normal" style:text-underline-style="none" fo:font-weight="normal" officeooo:rsid="001cec89" officeooo:paragraph-rsid="001afe20" fo:background-color="#dddddd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.2917in" fo:margin-right="0in" fo:margin-top="0.0398in" fo:margin-bottom="0.0398in" loext:contextual-spacing="false" fo:text-align="start" style:justify-single-word="false" fo:text-indent="-0.1252in" style:auto-text-indent="false" fo:background-color="transparent">
        <style:tab-stops>
          <style:tab-stop style:position="0.0228in"/>
        </style:tab-stops>
      </style:paragraph-properties>
      <style:text-properties fo:font-size="14pt" fo:font-style="normal" style:text-underline-style="none" fo:font-weight="normal" officeooo:rsid="001661ec" officeooo:paragraph-rsid="001661ec" fo:background-color="#dddddd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.0618in" fo:margin-right="0in" fo:margin-top="0.0398in" fo:margin-bottom="0.0398in" loext:contextual-spacing="false" fo:text-align="start" style:justify-single-word="false" fo:text-indent="-0.1866in" style:auto-text-indent="false" fo:background-color="transparent">
        <style:tab-stops>
          <style:tab-stop style:position="0.0228in"/>
        </style:tab-stops>
      </style:paragraph-properties>
      <style:text-properties fo:font-size="14pt" fo:font-style="normal" style:text-underline-style="none" fo:font-weight="normal" officeooo:rsid="001661ec" officeooo:paragraph-rsid="001661ec" fo:background-color="#dddddd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.0618in" fo:margin-right="0in" fo:margin-top="0.0398in" fo:margin-bottom="0.0398in" loext:contextual-spacing="false" fo:text-align="start" style:justify-single-word="false" fo:text-indent="-0.1866in" style:auto-text-indent="false" fo:background-color="transparent">
        <style:tab-stops>
          <style:tab-stop style:position="0.0228in"/>
        </style:tab-stops>
      </style:paragraph-properties>
      <style:text-properties fo:font-size="14pt" fo:font-style="normal" style:text-underline-style="none" fo:font-weight="normal" officeooo:rsid="00185975" officeooo:paragraph-rsid="00185975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-0.0634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normal" style:text-underline-style="solid" style:text-underline-width="auto" style:text-underline-color="font-color" fo:font-weight="normal" officeooo:rsid="001d8919" officeooo:paragraph-rsid="001d8919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-0.0634in" fo:margin-right="0in" fo:margin-top="0.0791in" fo:margin-bottom="0.0791in" loext:contextual-spacing="false" fo:text-align="start" style:justify-single-word="false" fo:text-indent="0in" style:auto-text-indent="false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1d8919" officeooo:paragraph-rsid="001d8919" fo:background-color="#dddddd" style:font-size-asian="12.25pt" style:font-style-asian="italic" style:font-weight-asian="bold" style:font-size-complex="14pt" style:font-style-complex="italic" style:font-weight-complex="bold"/>
    </style:style>
    <style:style style:name="P87" style:family="paragraph" style:parent-style-name="Standard" style:master-page-name="">
      <loext:graphic-properties draw:fill="none"/>
      <style:paragraph-properties fo:margin-left="-0.0618in" fo:margin-right="0in" fo:margin-top="0.0791in" fo:margin-bottom="0.0791in" loext:contextual-spacing="false" fo:text-align="start" style:justify-single-word="false" fo:text-indent="0in" style:auto-text-indent="false" style:page-number="auto" fo:background-color="transparent">
        <style:tab-stops>
          <style:tab-stop style:position="0.0228in"/>
        </style:tab-stops>
      </style:paragraph-properties>
      <style:text-properties fo:font-size="14pt" fo:font-style="italic" style:text-underline-style="none" fo:font-weight="bold" officeooo:rsid="001e1d5c" officeooo:paragraph-rsid="001e1d5c" fo:background-color="#dddddd" style:font-size-asian="12.25pt" style:font-style-asian="italic" style:font-weight-asian="bold" style:font-size-complex="14pt" style:font-style-complex="italic" style:font-weight-complex="bold"/>
    </style:style>
    <style:style style:name="P88" style:family="paragraph" style:parent-style-name="Standard" style:master-page-name="First_20_Page">
      <style:paragraph-properties fo:text-align="center" style:justify-single-word="false" style:page-number="auto"/>
      <style:text-properties fo:font-size="12pt" style:text-underline-style="solid" style:text-underline-width="auto" style:text-underline-color="font-color" officeooo:rsid="00108ef9" officeooo:paragraph-rsid="00108ef9" style:font-size-asian="10.5pt" style:font-size-complex="12pt"/>
    </style:style>
    <style:style style:name="P89" style:family="paragraph" style:parent-style-name="Standard" style:master-page-name="Standard">
      <style:paragraph-properties fo:text-align="center" style:justify-single-word="false" style:page-number="1"/>
      <style:text-properties fo:font-size="32pt" style:text-underline-style="solid" style:text-underline-width="auto" style:text-underline-color="font-color" officeooo:rsid="00108ef9" officeooo:paragraph-rsid="00108ef9" style:font-size-asian="32pt" style:font-size-complex="32pt"/>
    </style:style>
    <style:style style:name="P90" style:family="paragraph" style:parent-style-name="Footer">
      <style:paragraph-properties fo:text-align="center" style:justify-single-word="false"/>
      <style:text-properties officeooo:rsid="002b5268" officeooo:paragraph-rsid="002b5268" fo:background-color="#ffffff"/>
    </style:style>
    <style:style style:name="P91" style:family="paragraph">
      <style:paragraph-properties fo:text-align="center"/>
    </style:style>
    <style:style style:name="P92" style:family="paragraph">
      <style:paragraph-properties fo:text-align="center"/>
      <style:text-properties fo:font-size="40pt" style:font-size-asian="40pt" style:font-size-complex="40pt"/>
    </style:style>
    <style:style style:name="P93" style:family="paragraph">
      <style:paragraph-properties fo:text-align="center"/>
      <style:text-properties fo:font-size="22pt" style:font-size-asian="22pt" style:font-size-complex="22pt"/>
    </style:style>
    <style:style style:name="P94" style:family="paragraph">
      <style:text-properties fo:font-size="22pt" style:font-size-asian="22pt" style:font-size-complex="22pt"/>
    </style:style>
    <style:style style:name="P9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2252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3eb59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d8919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e1d5c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1edf9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32e9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edf9" fo:background-color="#ffffff" loext:char-shading-value="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5b5c8" fo:background-color="#ffffff" loext:char-shading-value="0" style:font-size-asian="14pt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fo:background-color="#dddddd" loext:char-shading-value="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3e72c" style:font-size-asian="14pt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5b5c8" style:font-size-asian="14pt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85975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afe20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cec89" style:font-style-asian="normal" style:font-weight-asian="normal" style:font-style-complex="normal" style:font-weight-complex="normal"/>
    </style:style>
    <style:style style:name="T18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010aab5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officeooo:rsid="0010aab5"/>
    </style:style>
    <style:style style:name="T21" style:family="text">
      <style:text-properties officeooo:rsid="00112409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1f5bd3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21edf9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25b5c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background-color="#ffffff" loext:char-shading-value="0" style:font-size-asian="12pt" style:font-size-complex="12pt"/>
    </style:style>
    <style:style style:name="T31" style:family="text">
      <style:text-properties officeooo:rsid="00122525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1661ec"/>
    </style:style>
    <style:style style:name="T34" style:family="text">
      <style:text-properties style:text-underline-style="none" officeooo:rsid="001afe20"/>
    </style:style>
    <style:style style:name="T35" style:family="text">
      <style:text-properties style:text-underline-style="none" officeooo:rsid="001cec89"/>
    </style:style>
    <style:style style:name="T36" style:family="text">
      <style:text-properties style:text-underline-style="none" officeooo:rsid="001d8919"/>
    </style:style>
    <style:style style:name="T37" style:family="text">
      <style:text-properties fo:background-color="#dddddd" loext:char-shading-value="0"/>
    </style:style>
    <style:style style:name="T38" style:family="text">
      <style:text-properties officeooo:rsid="001d8919" fo:background-color="#dddddd" loext:char-shading-value="0"/>
    </style:style>
    <style:style style:name="T39" style:family="text">
      <style:text-properties officeooo:rsid="0021edf9"/>
    </style:style>
    <style:style style:name="T40" style:family="text">
      <style:text-properties officeooo:rsid="00232e9b"/>
    </style:style>
    <style:style style:name="T41" style:family="text">
      <style:text-properties officeooo:rsid="0023e72c" style:font-size-asian="14pt"/>
    </style:style>
    <style:style style:name="T42" style:family="text">
      <style:text-properties fo:font-size="40pt" style:font-size-asian="40pt" style:font-size-complex="40pt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fo:font-size="24pt" style:font-size-asian="24pt" style:font-size-complex="24pt"/>
    </style:style>
    <style:style style:name="gr1" style:family="graphic">
      <style:graphic-properties draw:textarea-horizontal-align="justify" draw:textarea-vertical-align="middle" draw:auto-grow-height="false" fo:min-height="0.578in" fo:min-width="1.1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4965in" fo:min-width="1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55in" fo:min-width="1.1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7327in" fo:min-width="0.6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3937in" fo:min-width="1.2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4465in" fo:min-width="1.3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https://github.com/RubikRun/Travellers-App</text:p>
      <text:p text:style-name="P1"/>
      <text:p text:style-name="P1"/>
      <text:p text:style-name="P1"/>
      <text:p text:style-name="P1">Traveller’s App</text:p>
      <text:p text:style-name="P50">Борис Димитров</text:p>
      <text:p text:style-name="P3">СУ, ФМИ, КН, 82066</text:p>
      <text:p text:style-name="P50"/>
      <text:p text:style-name="P50"/>
      <text:p text:style-name="P50"/>
      <text:p text:style-name="P50"/>
      <text:p text:style-name="P50"/>
      <text:p text:style-name="P51"/>
      <text:p text:style-name="P51"/>
      <text:p text:style-name="P50"/>
      <text:p text:style-name="P50"/>
      <text:p text:style-name="P50"/>
      <text:p text:style-name="P89">Глава 1: Увод</text:p>
      <text:p text:style-name="P52"/>
      <text:p text:style-name="P52"/>
      <text:p text:style-name="P2">1. Какво представлява <text:span text:style-name="T20">Traveller’s App</text:span>?</text:p>
      <text:p text:style-name="P53"><text:s text:c="4"/></text:p>
      <text:p text:style-name="P4"><text:span text:style-name="T18">Traveller’s App е приложение, което позволява на любителите пътешественици да споделят снимки, изживявания и впечатления. </text:span><text:span text:style-name="T19">Всеки потребител има профил, в който може да добавя своите пътувания до различни дестинации и да ги споделя с приятели.</text:span></text:p>
      <text:p text:style-name="P54"/>
      <text:p text:style-name="P5">2. Как се използва?</text:p>
      <text:p text:style-name="P5"/>
      <text:p text:style-name="P6">Приложението работи с команден интерфейс - потребителят използва команди за различните неща, <text:span text:style-name="T21">които може да прави в приложението. По всяко едно време командата “help” ще покаже обяснение как се използва приложението и описание на всяка една команда. А с командата “exit” може да се затвори приложението по всяко време. </text:span></text:p>
      <text:p text:style-name="P6"/>
      <text:p text:style-name="P7">Първото нещо, което потребителят трябва да направи, е да се регистрира в приложението или, ако вече има акаунт, да влезе в него.</text:p>
      <text:p text:style-name="P7"/>
      <text:p text:style-name="P10"><text:span text:style-name="T22"><text:s/>2.1. Регистриране</text:span> става с командата “register”.</text:p>
      <text:p text:style-name="P21"><text:span text:style-name="T24">Програмата ще поиска да се въведат:</text:span> </text:p>
      <text:p text:style-name="P35">2.1.1. Потребителско име <text:span text:style-name="T1">(username), което е уникалното име на потребителя в приложението.</text:span></text:p>
      <text:p text:style-name="P35">2.1.2. Парола (password)<text:span text:style-name="T1">, която потребителят ще използва, когато влиза в акаунта си</text:span></text:p>
      <text:p text:style-name="P36">2.1.3. Имейл адрес (email)</text:p>
      <text:p text:style-name="P36"/>
      <text:p text:style-name="P11"><text:s/>2.2. Влизане в акаунт <text:span text:style-name="T1">става с командата “login”.</text:span></text:p>
      <text:p text:style-name="P62">Програмата ще поиска да се въведат:</text:p>
      <text:p text:style-name="P37">2.2.1. Потребителско име<text:span text:style-name="T1"> (username)</text:span></text:p>
      <text:p text:style-name="P37">2.2.2. Парола<text:span text:style-name="T1"> (password)</text:span></text:p>
      <text:p text:style-name="P58"/>
      <text:p text:style-name="P8">2.3. Излизане от акаунт <text:span text:style-name="T1">става с командата “logout”.</text:span></text:p>
      <text:p text:style-name="P7"/>
      <text:p text:style-name="P7"/>
      <text:p text:style-name="P7"/>
      <text:p text:style-name="P56">След като потребителят е влязъл в акаунта си той може да прави следните неща:</text:p>
      <text:p text:style-name="P56"/>
      <text:p text:style-name="P17">2.4. Добавяне на пътуване <text:span text:style-name="T1">става с командата “add_trip”.</text:span></text:p>
      <text:p text:style-name="P63">Програмата ще поиска да се въведат:</text:p>
      <text:p text:style-name="P38">2.4.1. <text:span text:style-name="T31">Дестинация на пътуването</text:span></text:p>
      <text:p text:style-name="P38">2.4.2. <text:span text:style-name="T31">Начална и крайна дата на пътуването</text:span><text:span text:style-name="T2">, които трябва да са въведени във формат dd.mm.yyyy,</text:span></text:p>
      <text:p text:style-name="P38">2.4.3. <text:span text:style-name="T31">Оценка на дестинацията –</text:span><text:span text:style-name="T2"> цяло число от 1 до 5</text:span></text:p>
      <text:p text:style-name="P39">2.4.4. Коментар за пътуването</text:p>
      <text:p text:style-name="P39">2.4.5. Снимки от пътуването –<text:span text:style-name="T1"> имена на файлове, разделени с интервал</text:span></text:p>
      <text:p text:style-name="P59"><text:soft-page-break/></text:p>
      <text:p text:style-name="P9">2.5. Списък с всички дестинации <text:span text:style-name="T1">може да се види с командата “list_dests”.</text:span></text:p>
      <text:p text:style-name="P57"/>
      <text:p text:style-name="P12">2.6. Оценките на дадена дестинация <text:span text:style-name="T1">могат да се видят с командата “checkout_dest”.</text:span></text:p>
      <text:p text:style-name="P74">Програмата ще поиска да се въведе:</text:p>
      <text:p text:style-name="P34">2.6.1. Дестинация – <text:span text:style-name="T1">име на съществуваща дестинация, чиито оценки да се покажат</text:span></text:p>
      <text:p text:style-name="P64"/>
      <text:p text:style-name="P12">2.7. Добавяне на приятел <text:span text:style-name="T1">(изпращане/приемане на покана за приятелство)</text:span><text:span text:style-name="T8"> <text:s text:c="17"/></text:span><text:span text:style-name="T1">става с командата “add_fr”</text:span></text:p>
      <text:p text:style-name="P74">Програмата ще поиска да се въведе:</text:p>
      <text:p text:style-name="P34">2.7.1. Потребителско име <text:span text:style-name="T1">(username) на съществуващ потребител, на когото да се изпрати поканата (или приеме)</text:span></text:p>
      <text:p text:style-name="P64"/>
      <text:p text:style-name="P12">2.8. Премахване на приятел <text:span text:style-name="T1">(или отказване на покана за приятелство)</text:span><text:span text:style-name="T8"> <text:s text:c="26"/></text:span><text:span text:style-name="T1">става с командата “rm_fr”</text:span></text:p>
      <text:p text:style-name="P74">Програмата ще поиска да се въведе:</text:p>
      <text:p text:style-name="P34">2.8.1. Потребителско име <text:span text:style-name="T1">(username) на съществуващ потребител, който да се премахне от приятели (или да му се откаже поканата за приятелство)</text:span></text:p>
      <text:p text:style-name="P64"/>
      <text:p text:style-name="P12">2.9. Пътуванията на приятел <text:span text:style-name="T1">могат да се видят с командата “checkout_fr”</text:span></text:p>
      <text:p text:style-name="P74">Програмата ще поиска да се въведе:</text:p>
      <text:p text:style-name="P34">2.9.1. Потребителско име <text:span text:style-name="T1">(username) на потребител, който е приятел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40"><text:soft-page-break/><text:span text:style-name="T1">Глава </text:span><text:span text:style-name="T3">2</text:span><text:span text:style-name="T1">: </text:span><text:span text:style-name="T3">ООП дизайн</text:span></text:p>
      <text:p text:style-name="P75"/>
      <text:p text:style-name="P75"/>
      <text:p text:style-name="P77">1. Основни компоненти</text:p>
      <text:p text:style-name="P77"/>
      <text:p text:style-name="P43"><text:span text:style-name="T32">Работата на приложението е разделена на три основни </text:span><text:span text:style-name="T33">компонента</text:span><text:span text:style-name="T32">:</text:span></text:p>
      <text:p text:style-name="P79"/>
      <text:p text:style-name="P44"><text:span text:style-name="T23">1.1. Ядро</text:span><text:span text:style-name="T32"> (Core), което отговаря за всички данни на приложението (потребители, пътувания, дестинации, оценки, приятелства, и т.н.). Чрез него се управляват данните и се използват части от тях, когато са необходими.</text:span></text:p>
      <text:p text:style-name="P47"><text:span text:style-name="T32">1.1.1. DatabaseIO </text:span><text:span text:style-name="T14">е друг компонент (API), чрез който ядрото използва базата данни</text:span></text:p>
      <text:p text:style-name="P82"/>
      <text:p text:style-name="P49"><text:span text:style-name="T32">1.2. UI</text:span><text:span text:style-name="T14"> (User Interface), който отговаря за комуникацията с потребителя. Всяко въвеждане на команда и извеждане на </text:span><text:span text:style-name="T15">съобщение</text:span><text:span text:style-name="T14"> се случва чрез UI компонента.</text:span></text:p>
      <text:p text:style-name="P83"/>
      <text:p text:style-name="P48"><text:span text:style-name="T32">1.3. Приложение </text:span><text:span text:style-name="T14">(App) е самото приложение. Неговата цел е да чете команди чрез UI компонента, да ги изпълнява с помощта на ядрото и накрая да връща подходящо съобщение </text:span><text:span text:style-name="T16">отново </text:span><text:span text:style-name="T14">чрез UI компонента.</text:span></text:p>
      <text:p text:style-name="P84"/>
      <text:p text:style-name="P84"><draw:custom-shape text:anchor-type="paragraph" draw:z-index="0" draw:name="Shape1" draw:style-name="gr1" draw:text-style-name="P92" svg:width="1.6268in" svg:height="0.8169in" svg:x="3.0772in" svg:y="0.922in"><text:p text:style-name="P91"><text:span text:style-name="T42">Ap</text:span><text:span text:style-name="T42">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92" svg:width="1.428in" svg:height="0.7012in" svg:x="4.9972in" svg:y="3.4291in"><text:p text:style-name="P91"><text:span text:style-name="T42">U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3" draw:text-style-name="P92" svg:width="1.685in" svg:height="0.778in" svg:x="1.4165in" svg:y="3.2945in"><text:p text:style-name="P91"><text:span text:style-name="T42">Co</text:span><text:span text:style-name="T42">r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4" draw:style-name="gr4" draw:text-style-name="P93" svg:width="0.9713in" svg:height="1.0358in" svg:x="6.0882in" svg:y="0.0846in"><text:p text:style-name="P91"><text:span text:style-name="T43">User</text:span></text:p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4" draw:name="Shape5" draw:style-name="gr5" draw:text-style-name="P94" svg:width="1.2669in" svg:height="0.3941in" svg:x="-0.0429in" svg:y="0.1752in"><text:p text:style-name="P91"><text:span text:style-name="T43">Database</text:span></text:p><draw:enhanced-geometry svg:viewBox="0 0 21600 21600" draw:type="rectangle" draw:enhanced-path="M 0 0 L 21600 0 21600 21600 0 21600 0 0 Z N"/></draw:custom-shape><draw:line text:anchor-type="paragraph" draw:z-index="5" draw:name="Shape7" draw:style-name="gr6" draw:text-style-name="P91" svg:x1="4.3228in" svg:y1="1.6866in" svg:x2="5.2811in" svg:y2="3.4803in"><text:p text:style-name="P91">Handle command</text:p><text:p text:style-name="P91"/></draw:line><draw:line text:anchor-type="paragraph" draw:z-index="6" draw:name="Shape8" draw:style-name="gr6" draw:text-style-name="P91" svg:x1="2.6453in" svg:y1="3.3461in" svg:x2="3.2752in" svg:y2="1.6035in"><text:p text:style-name="P91">Access loaded data</text:p><text:p text:style-name="P91">and manage it</text:p></draw:line><draw:custom-shape text:anchor-type="paragraph" draw:z-index="7" draw:name="Shape9" draw:style-name="gr7" draw:text-style-name="P95" svg:width="1.9421in" svg:height="0.6303in" svg:x="0.0602in" svg:y="1.4953in"><text:p text:style-name="P91"><text:span text:style-name="T44">Database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Shape10" draw:style-name="gr6" draw:text-style-name="P91" svg:x1="1.3846in" svg:y1="2.1252in" svg:x2="1.8154in" svg:y2="3.3335in"><text:p text:style-name="P91">Request data</text:p><text:p text:style-name="P91">from/to database</text:p></draw:line><draw:line text:anchor-type="paragraph" draw:z-index="9" draw:name="Shape11" draw:style-name="gr6" draw:text-style-name="P91" svg:x1="0.5228in" svg:y1="0.5689in" svg:x2="0.6646in" svg:y2="1.4953in"><text:p text:style-name="P91">Read/Write</text:p><text:p text:style-name="P91">to database</text:p></draw:line></text:p>
      <text:p text:style-name="P84"/>
      <text:p text:style-name="P84"/>
      <text:p text:style-name="P84"><draw:line text:anchor-type="paragraph" draw:z-index="10" draw:name="Shape6" draw:style-name="gr6" draw:text-style-name="P91" svg:x1="5.9882in" svg:y1="2.5209in" svg:x2="6.5591in" svg:y2="0.2118in"><text:p text:style-name="P91">Read commands/inputs,</text:p><text:p text:style-name="P91">write messages</text:p></draw:lin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45"><text:soft-page-break/><text:span text:style-name="T34">2</text:span><text:span text:style-name="T32">. </text:span><text:span text:style-name="T34">Класове </text:span><text:span text:style-name="T35">и namespaces</text:span></text:p>
      <text:p text:style-name="P78"/>
      <text:p text:style-name="P42"><text:span text:style-name="T35">2.</text:span><text:span text:style-name="T36">1</text:span><text:span text:style-name="T35">. class App, </text:span><text:span text:style-name="T17">който представлява App компонента</text:span></text:p>
      <text:p text:style-name="P78"/>
      <text:p text:style-name="P41"><text:span text:style-name="T32">2.</text:span><text:span text:style-name="T36">2</text:span><text:span text:style-name="T32">. class Core, </text:span><text:span text:style-name="T14">който представлява ядрото</text:span></text:p>
      <text:p text:style-name="P80"/>
      <text:p text:style-name="P41"><text:span text:style-name="T32">2.</text:span><text:span text:style-name="T36">3</text:span><text:span text:style-name="T32">. namespace nUI, </text:span><text:span text:style-name="T14">в който са всички функции на UI компонента</text:span></text:p>
      <text:p text:style-name="P81"/>
      <text:p text:style-name="P41"><text:span text:style-name="T32">2.4. namespace nDatabaseIO</text:span><text:span text:style-name="T14">, в който са всички функции на DatabaseIO компонента</text:span></text:p>
      <text:p text:style-name="P80"/>
      <text:p text:style-name="P41"><text:span text:style-name="T32">2.5. class User, </text:span><text:span text:style-name="T14">който служи за удобно представяне на регистрираните потребители</text:span></text:p>
      <text:p text:style-name="P80"/>
      <text:p text:style-name="P41"><text:span text:style-name="T32">2.6. class Trip, </text:span><text:span text:style-name="T14">който служи за удобно представяне на пътуванията на потребителите</text:span></text:p>
      <text:p text:style-name="P80"/>
      <text:p text:style-name="P41"><text:span text:style-name="T32">2.7. class Date, </text:span><text:span text:style-name="T14">който представлява календарна дата</text:span></text:p>
      <text:p text:style-name="P80"/>
      <text:p text:style-name="P41"><text:span text:style-name="T32">2.8. class Serializable</text:span><text:span text:style-name="T14">, който е абстрактен клас (интерфейс) за обекти, които могат да се представят като поредица от байтове (string), за да се запазват и четат лесно от базата данни.</text:span></text:p>
      <text:p text:style-name="P80"/>
      <text:p text:style-name="P41"><text:span text:style-name="T32">2.9. class Printable, </text:span><text:span text:style-name="T14">който е абстрактен клас (интерфейс) за обекти, които могат да се показват на потребителя в удобен за него формат.</text:span></text:p>
      <text:p text:style-name="P80"/>
      <text:p text:style-name="P80"/>
      <text:p text:style-name="P80"/>
      <text:p text:style-name="P80"/>
      <text:p text:style-name="P80"/>
      <text:p text:style-name="P41"/>
      <text:p text:style-name="P41"/>
      <text:p text:style-name="P41"/>
      <text:p text:style-name="P41"/>
      <text:p text:style-name="P80"/>
      <text:p text:style-name="P60"/>
      <text:p text:style-name="P18"><text:soft-page-break/><text:span text:style-name="T1">Глава </text:span><text:span text:style-name="T4">3</text:span><text:span text:style-name="T1">: </text:span><text:span text:style-name="T4">Имплементация</text:span></text:p>
      <text:p text:style-name="P76"/>
      <text:p text:style-name="P76"/>
      <text:p text:style-name="P46">1.Член данни на класовете</text:p>
      <text:p text:style-name="P85"/>
      <text:p text:style-name="P86">1.1. class App</text:p>
      <text:list xml:id="list2723005274" text:style-name="List_20_1">
        <text:list-item>
          <text:p text:style-name="P68"><text:span text:style-name="T38">1.</text:span><text:span text:style-name="T37">1.1. Core m_core</text:span><text:span text:style-name="T11"> – ядрото на приложението</text:span><text:span text:style-name="T1"> </text:span><text:span text:style-name="T25">като обект от клас Core</text:span></text:p>
        </text:list-item>
      </text:list>
      <text:p text:style-name="P22"><text:span text:style-name="T37">1.1.2. bool m_running</text:span><text:span text:style-name="T11"> – във всеки един момент показва дали приложението е пуснато, дали трябва да продължава да работи</text:span></text:p>
      <text:p text:style-name="P69"/>
      <text:p text:style-name="P87">1.2. class Core</text:p>
      <text:p text:style-name="P22"><text:span text:style-name="T37">1.2.1. std::vector&lt;User&gt; m_users –</text:span><text:span text:style-name="T11"> списък от регистрираните потребители в приложението</text:span><text:span text:style-name="T1">, като обекти от клас User</text:span></text:p>
      <text:p text:style-name="P22"><text:span text:style-name="T37">1.2.2. std::map&lt;std::string, std::vector&lt;UserGrade&gt;&gt; m_destUserGrade</text:span> <text:s text:c="27"/><text:span text:style-name="T37"><text:tab/></text:span><text:span text:style-name="T11">- за всяка дестинация пази списък от нейните оценки и от кой потребител са.</text:span><text:span text:style-name="T1"> </text:span><text:span text:style-name="T25">UserGrade е структура от std::string username – потребител, и int grade – оценката дадена от потребителя. Същият този mаp m_destUserGrade ще използваме и като списък от всички дестинации (използвайки ключовете на map-а, игнорирайки стойностите)</text:span></text:p>
      <text:p text:style-name="P22"><text:span text:style-name="T37">1.2.3. std::map&lt;int, std::set&lt;int&gt;&gt; m_friends –</text:span><text:span text:style-name="T11"> за всеки потребител пази списък от неговите приятели.</text:span><text:span text:style-name="T1"> </text:span><text:span text:style-name="T25">И потребителят, и приятелите са представени с техните индекси в m_users. </text:span><text:span text:style-name="T26">(Не може с указатели, защото са във вектор, а векторът често прави копия и сменя адресите на елементите си). std::set е подходяща структура, защото често ще искаме да проверяваме дали даден потребител е приятел на друг потребител. Ако ползвахме масив/вектор тази проверка щеше да става със сложност O(n), а така става със сложност O(log n). Понеже тази структура позволява двупосочно и еднопосочно приятелство, ще считаме, че двупосочното приятелство е истинското, а еднопосочното ще бъде покана за приятелство (все още неприета).</text:span></text:p>
      <text:p text:style-name="P23"><text:span text:style-name="T37">1.2.4. int m_currUserInd –</text:span><text:span text:style-name="T11"> потребителят, който използва приложението в момента (неговият индекс).</text:span><text:span text:style-name="T5"> </text:span><text:span text:style-name="T25">Ако потребителят не е влязъл в акаунта си, ще записваме някаква default стойност nUser::NULL_IND (например -1, защото няма как да е индекс)</text:span></text:p>
      <text:p text:style-name="P24"/>
      <text:p text:style-name="P20">1.3. class User</text:p>
      <text:p text:style-name="P27">1.3.1. std::string m_username<text:span text:style-name="T1"> – потребителското име на потребителя</text:span></text:p>
      <text:p text:style-name="P27">1.3.2. std::string m_password –<text:span text:style-name="T1"> паролата на потребителя</text:span></text:p>
      <text:p text:style-name="P27">1.3.3. std::string m_email –<text:span text:style-name="T1"> имейл адреса на потребителя</text:span></text:p>
      <text:p text:style-name="P27">1.3.4. std::vector&lt;Trip&gt; m_trips –<text:span text:style-name="T1"> списък от пътуванията на потребителя</text:span></text:p>
      <text:p text:style-name="P27"/>
      <text:p text:style-name="P27"/>
      <text:p text:style-name="P13"><text:soft-page-break/>1.4. class Trip</text:p>
      <text:p text:style-name="P27">1.4.1. std::string m_dest –<text:span text:style-name="T1"> име на дестинацията</text:span></text:p>
      <text:p text:style-name="P27">1.4.2. Date m_begin, m_end –<text:span text:style-name="T1"> начална и крайна дата на пътуването</text:span></text:p>
      <text:p text:style-name="P27">1.4.3. int m_grade – <text:span text:style-name="T1">оценка на пътуването</text:span></text:p>
      <text:p text:style-name="P27">1.4.4. std::string m_comment – <text:span text:style-name="T1">коментар на пътуването</text:span></text:p>
      <text:p text:style-name="P27">1.4.5. std::vector&lt;std::string&gt; m_photos – <text:span text:style-name="T1">списък на имената на снимките от пътуването</text:span></text:p>
      <text:p text:style-name="P71"/>
      <text:p text:style-name="P13">1.5. class Date</text:p>
      <text:p text:style-name="P27">1.5.1. int m_year, m_month, m_day –<text:span text:style-name="T1"> година, месец и ден</text:span></text:p>
      <text:p text:style-name="P71"/>
      <text:p text:style-name="P71"/>
      <text:p text:style-name="P19">2. Основни методи и функции</text:p>
      <text:p text:style-name="P19"/>
      <text:p text:style-name="P14">2.1. class App</text:p>
      <text:p text:style-name="P28">2.1.1. <text:span text:style-name="T39">void App::Run() </text:span><text:span text:style-name="T6">- Пуска приложението.</text:span><text:span text:style-name="T9"> </text:span><text:span text:style-name="T28">Чете команди от потребителя и ги изпълнява, докато не се въведе exit командата.</text:span></text:p>
      <text:p text:style-name="P29">2.1.2. void App::ExecuteCommand(const std::string&amp; command) –<text:span text:style-name="T1"> изпълнява команда.</text:span></text:p>
      <text:p text:style-name="P65">Проверява типа команда и извиква методът съответстващ на командата. Всяка команда си има собствен метод в App.</text:p>
      <text:p text:style-name="P65"/>
      <text:p text:style-name="P15">2.2. class Core</text:p>
      <text:p text:style-name="P25"><text:span text:style-name="T37">2.2.1. void Core::Load(), void Core::Save() - </text:span><text:span text:style-name="T11">зарежда/запазва всички данни от ядрото в базата данни</text:span><text:span text:style-name="T25">, използвайки DatabaseIO компонента</text:span></text:p>
      <text:p text:style-name="P29">2.2.2. <text:span text:style-name="T40">void Core::AddUser(…), void Core::CurrUserAddTrip(…) - </text:span><text:span text:style-name="T7">добавя потребител/пътуване с дадените данни към списъка от потребители/пътувания.</text:span></text:p>
      <text:p text:style-name="P30">2.2.3. bool Core::UsernameExists(const std::string&amp; username), bool Core::EmailExists(const std::string&amp; email), bool Core::DestExists(const std::string&amp; dest) – <text:span text:style-name="T1">проверяват дали такъв потребител/имейл/дестинация същестуват в съответните списъци.</text:span></text:p>
      <text:p text:style-name="P30">2.2.4. bool Core::UserPasswordMatch(const std::string&amp; username const std::string&amp; password) – <text:span text:style-name="T1">проверява дали дадената парола съвпада с паролата на потребителя с даденото потребителско име.</text:span></text:p>
      <text:p text:style-name="P30">2.2.5. std::vector&lt;std::string&gt; Core::GetDests(), std::vector&lt;UserGrade&gt; Core::GetUserGrades(const std::string&amp; dest), std::vector&lt;Trip&gt; Core::GetUserTrips(const std::string&amp; username) <text:span text:style-name="T1">- връщат списък с всички дестинации/оценки на дадена дестинация/пътувания на даден потребител</text:span></text:p>
      <text:p text:style-name="P73"/>
      <text:p text:style-name="P26"><text:soft-page-break/><text:span text:style-name="T37">2.2.6. bool Core::AreFr(a, b), bool Core::HasFrReqFrom(a, b), void Core::SendFrReq(a, b), void Core::UnsendFrReq(a, b), void Core::ConfirmFrReq(a, b), void Core::DeclineFrReq(a, b), void Core::RmFr(a, b) – </text:span><text:span text:style-name="T11">осъществяват изпращането/приемането/отказването на покани за приятелство и проверки за приятелство/покана по удобен за използване начин</text:span><text:span text:style-name="T1"> </text:span><text:span text:style-name="T25">(без да се използват директно операции върху структурата m_friends)</text:span></text:p>
      <text:p text:style-name="P66"/>
      <text:p text:style-name="P16">2.3. class Serializable</text:p>
      <text:p text:style-name="P31">2.3.1. virtual void SerializeTo(std::ostream&amp;) const = 0; - <text:span text:style-name="T1">записва обекта под формата на стринг (поредица от битове) в дадения поток.</text:span></text:p>
      <text:p text:style-name="P31">2.3.2. virtual void DeserializeFrom(std::istream&amp;) = 0; -<text:span text:style-name="T1"> прочита обекта от дадения поток.</text:span></text:p>
      <text:p text:style-name="P72"/>
      <text:p text:style-name="P16">2.4. namespace nDatabaseIO</text:p>
      <text:p text:style-name="P31">2.4.1. std::string ReadStr(std::istream&amp; db), void WriteStr(const std::string&amp;, std::ostream&amp; db) –<text:span text:style-name="T1"> чете/записва стринг от базата данни.</text:span><text:span text:style-name="T27"> Между всеки две неща в базата данни има определен разграничаващ символ (delimeter).</text:span></text:p>
      <text:p text:style-name="P31">2.4.2. int ReadInt(std::istream&amp; db), void WriteInt(int, std::ostream&amp; db) - <text:span text:style-name="T1">чете/записва число (int) в базата данни.</text:span><text:span text:style-name="T27"> Чете го като стринг и след това го преобразува.</text:span></text:p>
      <text:p text:style-name="P32">2.4.3. void ReadObj(Serializable&amp;, std::istream&amp;), void WriteObj(const Serializable&amp;, std::ostream&amp;) <text:span text:style-name="T1">- чете/записва в базата данни обект от клас наследяващ Serializable. </text:span><text:span text:style-name="T27">Използва методите SerializaTo и DeserializaFrom, за да превърне обекта в стринг или обратно и да може да го прочете/запише в базата данни.</text:span></text:p>
      <text:p text:style-name="P32"><text:span text:style-name="T41">2.4.4. #define DB_READ_VEC, DB_WRITE_VEC – </text:span><text:span text:style-name="T12">чете/записва цял вектор от </text:span><text:span text:style-name="T13">Serializable обекти в базата данни.</text:span><text:span text:style-name="T10"> </text:span><text:span text:style-name="T29">Щеше да е по-добре да са функции, но std::vector не поддържа такъв полиморфизъм по стандартен начин.</text:span></text:p>
      <text:p text:style-name="P67"/>
      <text:p text:style-name="P61">2.5. namespace nUI</text:p>
      <text:p text:style-name="P33">2.5.1. std::string ReadCommand(const std::string&amp; beginMsg, const std::string&amp; endMsg)<text:span text:style-name="T1"> – чете команда от потребителя.</text:span><text:span text:style-name="T8"> </text:span><text:span text:style-name="T27">Преди командата изписва някакво начално съобщение, а след командата някакво крайно.</text:span></text:p>
      <text:p text:style-name="P33">2.5.2. (str=std::string)(func=std::function) str ReadValidInput(const str&amp; enterMsg, const func&lt;bool(const str&amp;)&gt;&amp; IsValid1, const str&amp; invalidMsg1, const func&lt;bool(const str&amp;)&gt;&amp; IsValid2, const str&amp; invalidMsg2) – <text:span text:style-name="T1">Чете валиден стринг от потребителя.</text:span></text:p>
      <text:p text:style-name="P33"><text:span text:style-name="T27">Ако не въведе валиден стринг, въвежда отново и отново, докато не въведе валиден. Преди всяко въвеждане се извежда съобщение, което да му каже какво да въведе. Ако въведения стринг е невалиден по единия от двата критерия, извежда се съответното съобщение за грешка.</text:span><text:span text:style-name="T3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756in" style:type="center"/>
          <style:tab-stop style:position="7.5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772in" style:type="center"/>
          <style:tab-stop style:position="7.5543in" style:type="right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b5268" officeooo:paragraph-rsid="002b5268" fo:background-color="#ffffff"/>
    </style:style>
    <style:page-layout style:name="Mpm1">
      <style:page-layout-properties fo:page-width="8.2701in" fo:page-height="11.6902in" style:num-format="1" style:print-orientation="portrait" fo:margin-top="0.7874in" fo:margin-bottom="0.2201in" fo:margin-left="0.4402in" fo:margin-right="0.2555in" fo:border="none" fo:padding="0.020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6:52:08.242869044</meta:creation-date>
    <dc:date>2020-05-31T21:49:04.796274259</dc:date>
    <meta:editing-duration>PT31M3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9" meta:paragraph-count="107" meta:word-count="1419" meta:character-count="10334" meta:non-whitespace-character-count="8914"/>
  </office:meta>
</office:document-meta>
</file>